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0d7f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8pt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" fo:font-size="48pt" fo:font-weight="normal" style:font-name-asian="Urbit Sans TT SemiBold" style:font-size-asian="48pt" style:font-weight-asian="normal" style:font-name-complex="Urbit Sans TT SemiBold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4.13cm" svg:height="4.315cm" svg:x="1.905cm" svg:y="11.8cm">
          <draw:text-box>
            <text:p text:style-name="P1"><text:span text:style-name="T1">Hoon School</text:span></text:p>
            <text:p text:style-name="P1"><text:span text:style-name="T2">hsl4</text:span><text:span text:style-name="T1"> <text:s/></text:span><text:span text:style-name="T3"></text:span><text:span text:style-name="T1"> <text:s/>Subject·Oriented Paradigm</text:span></text:p>
          </draw:text-box>
        </draw:frame>
        <draw:frame draw:style-name="gr2" draw:text-style-name="P4" draw:layer="layout" svg:width="10.16cm" svg:height="6.347cm" svg:x="8.255cm" svg:y="4.445cm">
          <draw:text-box>
            <text:p text:style-name="P3"><text:span text:style-name="T4">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23:25.376415661</dc:date>
    <meta:editing-duration>PT7H53M18S</meta:editing-duration>
    <meta:editing-cycles>223</meta:editing-cycles>
    <meta:generator>LibreOffice/7.3.7.2$Linux_X86_64 LibreOffice_project/30$Build-2</meta:generator>
    <meta:document-statistic meta:object-count="25"/>
  </office:meta>
</office:document-meta>
</file>